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x_msonormal" style:master-page-name="MP0" style:family="paragraph">
      <style:paragraph-properties fo:break-before="page" fo:margin-top="0in" fo:margin-bottom="0in" fo:background-color="#FFFFFF"/>
      <style:text-properties fo:color="#201F1E"/>
    </style:style>
    <style:style style:name="P2" style:parent-style-name="x_msonormal" style:family="paragraph">
      <style:paragraph-properties fo:margin-top="0in" fo:margin-bottom="0in" fo:background-color="#FFFFFF"/>
      <style:text-properties fo:color="#201F1E"/>
    </style:style>
    <style:style style:name="P3" style:parent-style-name="x_msonormal" style:family="paragraph">
      <style:paragraph-properties fo:margin-top="0in" fo:margin-bottom="0in" fo:background-color="#FFFFFF"/>
      <style:text-properties fo:color="#201F1E"/>
    </style:style>
    <style:style style:name="P4" style:parent-style-name="x_msonormal" style:family="paragraph">
      <style:paragraph-properties fo:margin-top="0in" fo:margin-bottom="0in" fo:background-color="#FFFFFF"/>
      <style:text-properties fo:color="#201F1E"/>
    </style:style>
    <style:style style:name="P5" style:parent-style-name="x_msonormal" style:family="paragraph">
      <style:paragraph-properties fo:margin-top="0in" fo:margin-bottom="0in" fo:background-color="#FFFFFF"/>
    </style:style>
    <style:style style:name="T6" style:parent-style-name="Tipodeletrapredefinidodoparágrafo" style:family="text">
      <style:text-properties fo:font-weight="bold" style:font-weight-asian="bold" style:font-weight-complex="bold" fo:color="#1F497D" style:text-underline-type="single" style:text-underline-style="solid" style:text-underline-width="auto" style:text-underline-mode="continuous"/>
    </style:style>
    <style:style style:name="P7" style:parent-style-name="x_msolistparagraph" style:family="paragraph">
      <style:paragraph-properties fo:margin-top="0in" fo:margin-bottom="0in" fo:text-indent="-0.25in" fo:background-color="#FFFFFF"/>
    </style:style>
    <style:style style:name="T8" style:parent-style-name="Tipodeletrapredefinidodoparágrafo" style:family="text">
      <style:text-properties style:font-name="Symbol" fo:color="#1F497D"/>
    </style:style>
    <style:style style:name="T9" style:parent-style-name="Tipodeletrapredefinidodoparágrafo" style:family="text">
      <style:text-properties style:font-name="inherit" fo:color="#1F497D" fo:font-size="7pt" style:font-size-asian="7pt" style:font-size-complex="7pt"/>
    </style:style>
    <style:style style:name="T10" style:parent-style-name="Tipodeletrapredefinidodoparágrafo" style:family="text">
      <style:text-properties style:font-name="Arial" style:font-name-complex="Arial" fo:color="#201F1E"/>
    </style:style>
    <style:style style:name="T11" style:parent-style-name="Tipodeletrapredefinidodoparágrafo" style:family="text">
      <style:text-properties style:font-name="Arial" style:font-name-complex="Arial" fo:font-weight="bold" style:font-weight-asian="bold" style:font-weight-complex="bold" fo:color="#1F497D"/>
    </style:style>
    <style:style style:name="P12" style:parent-style-name="x_msonormal" style:family="paragraph">
      <style:paragraph-properties fo:margin-top="0in" fo:margin-bottom="0in" fo:margin-left="0.4916in" fo:background-color="#FFFFFF">
        <style:tab-stops/>
      </style:paragraph-properties>
    </style:style>
    <style:style style:name="T13" style:parent-style-name="Tipodeletrapredefinidodoparágrafo" style:family="text">
      <style:text-properties fo:color="#1F497D"/>
    </style:style>
    <style:style style:name="P14" style:parent-style-name="x_msonormal" style:family="paragraph">
      <style:paragraph-properties fo:margin-top="0in" fo:margin-bottom="0in" fo:margin-left="0.4916in" fo:background-color="#FFFFFF">
        <style:tab-stops/>
      </style:paragraph-properties>
    </style:style>
    <style:style style:name="T15" style:parent-style-name="Tipodeletrapredefinidodoparágrafo" style:family="text">
      <style:text-properties fo:font-weight="bold" style:font-weight-asian="bold" style:font-weight-complex="bold" fo:color="#1F497D" style:text-underline-type="single" style:text-underline-style="solid" style:text-underline-width="auto" style:text-underline-mode="continuous"/>
    </style:style>
    <style:style style:name="P16" style:parent-style-name="x_msolistparagraph" style:family="paragraph">
      <style:paragraph-properties fo:margin-top="0in" fo:margin-bottom="0in" fo:text-indent="-0.25in" fo:background-color="#FFFFFF"/>
    </style:style>
    <style:style style:name="T17" style:parent-style-name="Tipodeletrapredefinidodoparágrafo" style:family="text">
      <style:text-properties style:font-name="Symbol" fo:color="#1F497D"/>
    </style:style>
    <style:style style:name="T18" style:parent-style-name="Tipodeletrapredefinidodoparágrafo" style:family="text">
      <style:text-properties style:font-name="inherit" fo:color="#1F497D" fo:font-size="7pt" style:font-size-asian="7pt" style:font-size-complex="7pt"/>
    </style:style>
    <style:style style:name="T19" style:parent-style-name="Tipodeletrapredefinidodoparágrafo" style:family="text">
      <style:text-properties style:font-name="Arial" style:font-name-complex="Arial" fo:color="#201F1E"/>
    </style:style>
    <style:style style:name="T20" style:parent-style-name="Tipodeletrapredefinidodoparágrafo" style:family="text">
      <style:text-properties style:font-name="Arial" style:font-name-complex="Arial" fo:font-weight="bold" style:font-weight-asian="bold" style:font-weight-complex="bold" fo:color="#1F497D"/>
    </style:style>
    <style:style style:name="P21" style:parent-style-name="x_msonormal" style:family="paragraph">
      <style:paragraph-properties fo:margin-top="0in" fo:margin-bottom="0in" fo:margin-left="0.4916in" fo:background-color="#FFFFFF">
        <style:tab-stops/>
      </style:paragraph-properties>
    </style:style>
    <style:style style:name="T22" style:parent-style-name="Tipodeletrapredefinidodoparágrafo" style:family="text">
      <style:text-properties fo:color="#1F497D" style:text-underline-type="single" style:text-underline-style="solid" style:text-underline-width="auto" style:text-underline-mode="continuous"/>
    </style:style>
    <style:style style:name="T23" style:parent-style-name="Tipodeletrapredefinidodoparágrafo" style:family="text">
      <style:text-properties fo:color="#201F1E"/>
    </style:style>
    <style:style style:name="T24" style:parent-style-name="Tipodeletrapredefinidodoparágrafo" style:family="text">
      <style:text-properties fo:color="#1F497D"/>
    </style:style>
    <style:style style:name="P25" style:parent-style-name="x_msonormal" style:family="paragraph">
      <style:paragraph-properties fo:margin-top="0in" fo:margin-bottom="0in" fo:background-color="#FFFFFF"/>
    </style:style>
    <style:style style:name="T26" style:parent-style-name="Tipodeletrapredefinidodoparágrafo" style:family="text">
      <style:text-properties fo:color="#1F497D"/>
    </style:style>
    <style:style style:name="P27" style:parent-style-name="x_msonormal" style:family="paragraph">
      <style:paragraph-properties fo:margin-top="0in" fo:margin-bottom="0in" fo:background-color="#FFFFFF"/>
    </style:style>
    <style:style style:name="T28" style:parent-style-name="Tipodeletrapredefinidodoparágrafo" style:family="text">
      <style:text-properties fo:color="#1F497D"/>
    </style:style>
  </office:automatic-styles>
  <office:body>
    <office:text text:use-soft-page-breaks="true">
      <text:p text:style-name="P1">Continuam a surgir alguns erro E207 porque os técnicos ligam as box antes de solicitarem a migração. Pf reforcem com as equipas este procedimento.</text:p>
      <text:p text:style-name="P2">Recordo ainda que caso isto ocorra devem formatar a box depois de migração efetuada para a mesma se conseguir registar.</text:p>
      <text:p text:style-name="P3"> </text:p>
      <text:p text:style-name="P4"> </text:p>
      <text:p text:style-name="P5"><text:span text:style-name="T6">Agradeço a vossa atenção aos seguintes temas:</text:span></text:p>
      <text:p text:style-name="P7"><text:span text:style-name="T8"></text:span><text:span text:style-name="T9">        </text:span><text:span text:style-name="T10"> </text:span><text:span text:style-name="T11">Remoção boxes Mediaroom em contexto de migração</text:span></text:p>
      <text:p text:style-name="P12"><text:span text:style-name="T13">Temos verificado um aumento considerável de chamadas de técnicos de Field Service que, na sequência da migração para VTV, ligam para o Suporte ao Field Service para removerem as boxes Mediaroom.</text:span></text:p>
      <text:p text:style-name="P14"><text:span text:style-name="T15">No processo de migração, as boxes mediaroom são automaticamente marcadas para troca, pelo que não é necessário fazer a remoção das mesmas de forma manual. Forçar a remoção manual da box provoca que a box VTV deixe funcionar.</text:span></text:p>
      <text:p text:style-name="P16"><text:span text:style-name="T17"></text:span><text:span text:style-name="T18">        </text:span><text:span text:style-name="T19"> </text:span><text:span text:style-name="T20">Liga 800910022, opção 2, opção 6 ( migrações) antes de ligar o smart router a solicitar a conclusão das OS referentes à alteração de morada/migração ou upgrade de serviço</text:span></text:p>
      <text:p text:style-name="P21"><text:span text:style-name="T22">Box VTV vão devolve o erro E207 no 1º arranque:</text:span><text:span text:style-name="T23"> </text:span><text:span text:style-name="T24">este erro deve-se ao facto do técnico não para a linha de suporte ao FS para darem inicio à migração e por esse motivo a STB no fica a funcionar.</text:span></text:p>
      <text:p text:style-name="P25"><text:span text:style-name="T26">Por este motivos agradeço que seja feito o alerta aos técnicos de Field Service para evitar esta situações.</text:span></text:p>
      <text:p text:style-name="P27"><text:span text:style-name="T28">Obrigado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x_msonormal" style:display-name="x_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style:style style:name="x_msolistparagraph" style:display-name="x_msolist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jose</meta:initial-creator>
    <dc:creator>manuel jose</dc:creator>
    <meta:creation-date>2019-10-22T21:23:00Z</meta:creation-date>
    <dc:date>2019-10-22T21:25:00Z</dc:date>
    <meta:template xlink:href="Normal" xlink:type="simple"/>
    <meta:editing-cycles>1</meta:editing-cycles>
    <meta:editing-duration>PT120S</meta:editing-duration>
    <meta:document-statistic meta:page-count="1" meta:paragraph-count="2" meta:word-count="201" meta:character-count="1287" meta:row-count="9" meta:non-whitespace-character-count="1088"/>
  </office:meta>
</office:document-meta>
</file>